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left="0in" fo:margin-right="0in" fo:text-indent="0.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1in" fo:margin-right="0in" fo:text-indent="-0.25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Individual Sign-up as a manager to Shuttler</text:span></text:p>
      <text:p text:style-name="P1"/>
      <text:p text:style-name="Standard">1- Direct Sign-up</text:p>
      <text:p text:style-name="Standard"><text:tab/>1a. E-mail</text:p>
      <text:p text:style-name="Standard"><text:tab/>1b. Phone Number</text:p>
      <text:p text:style-name="Standard"><text:tab/>1c. Email(Priority) and Phone</text:p>
      <text:p text:style-name="Standard">2- Third Party Sign-Up (wiİl be done after it’s moved to cloud)</text:p>
      <text:p text:style-name="P3">2a. Google</text:p>
      <text:p text:style-name="P3">2b. Apple</text:p>
      <text:p text:style-name="P1"/>
      <text:p text:style-name="P1"/>
      <text:p text:style-name="Standard"><text:span text:style-name="T1">The way to sign up to Shuttler Ecosystem as a Manager(School or Company)</text:span></text:p>
      <text:p text:style-name="P1"/>
      <text:p text:style-name="Standard">1- The manager puts up the information such as name, address, the number of users etc.. <text:s/>about the institution.</text:p>
      <text:p text:style-name="Standard">2- The app generates an invitation link for registering as a passenger.</text:p>
      <text:p text:style-name="Standard">3- The manager privately shares this link with the potential passengers.</text:p>
      <text:p text:style-name="Standard">4- The passenger receives the invitation link.</text:p>
      <text:p text:style-name="Standard">5- The invitation redirects to either the <text:span text:style-name="T2">Shuttler </text:span>mobile app or browser website.</text:p>
      <text:p text:style-name="Standard">6- The passenger signs up with the information about himself/herself such as name, location etc.</text:p>
      <text:p text:style-name="Standard">7- The manager receives notification that a passenger has signed up.</text:p>
      <text:p text:style-name="Standard">8- The manager will validate the information that was put up by the passenger.</text:p>
      <text:p text:style-name="Standard">9- The user is added to the organization’s domain.</text:p>
      <text:p text:style-name="Standard"/>
      <text:p text:style-name="Standard"/>
      <text:p text:style-name="Standard"><text:span text:style-name="T2">Password Policies</text:span></text:p>
      <text:p text:style-name="P2"><text:soft-page-break/></text:p>
      <text:p text:style-name="Standard">The password policy is set up as 12 min chars with at least one capital letter, one small letter, one digit and one special symbol.<text:line-break/><text:line-break/>It can be set up in Keycloak. It WILL be set up in both client side and server side apps.</text:p>
      <text:p text:style-name="Standard"/>
      <text:p text:style-name="Standard"/>
      <text:p text:style-name="Standard"/>
      <text:p text:style-name="Standard"/>
      <text:p text:style-name="Standard"/>
      <text:p text:style-name="Standard">The web app will be implemented with Angular + Ionic<text:line-break/>The mobile app will initially be implemented with Ionic.</text:p>
      <text:p text:style-name="Standard"/>
      <text:p text:style-name="Standard"/>
      <text:p text:style-name="Standard"><text:span text:style-name="T1">GLOSSARY</text:span></text:p>
      <text:p text:style-name="Standard"/>
      <text:list xml:id="list1688374510" text:style-name="WWNum1">
        <text:list-item>
          <text:p text:style-name="P4">Organisation</text:p>
        </text:list-item>
        <text:list-item>
          <text:p text:style-name="P4">User</text:p>
          <text:list>
            <text:list-item>
              <text:p text:style-name="P6">Organisation Manager</text:p>
            </text:list-item>
            <text:list-item>
              <text:p text:style-name="P6">Passenger</text:p>
            </text:list-item>
            <text:list-item>
              <text:p text:style-name="P6">Driver</text:p>
            </text:list-item>
            <text:list-item>
              <text:p text:style-name="P6">System Admin (Works for Shuttler)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3606642155" text:style-name="WWNum2">
        <text:list-item>
          <text:p text:style-name="P5">The user/manager is able to track the location of the vehicle.</text:p>
        </text:list-item>
        <text:list-item>
          <text:p text:style-name="P5">The manager gets notification when a correct invitation code is entered for passenger sign up, but the max number of passengers exceeded.</text:p>
        </text:list-item>
        <text:list-item>
          <text:p text:style-name="P5">Avoid someone to be able to try more than three times to signup as a passeng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1" meta:word-count="295" meta:character-count="1672" meta:non-whitespace-character-count="1412"/>
    <meta:generator>LibreOfficeDev/6.0.5.2$Linux_X86_64 LibreOffice_project/</meta:generator>
  </office:meta>
</office:document-meta>
</file>